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2.35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dash" draw:stroke-dash="Fine_20_Dashed" svg:stroke-width="0.1cm" svg:stroke-color="#808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4cm" draw:marker-start-width="0.29cm" draw:marker-end="Arrow" draw:marker-end-width="0.29cm" draw:fill="none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line-height="150%"/>
      <style:text-properties fo:font-size="20pt" style:font-size-asian="20pt" style:font-size-complex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.7cm" svg:height="3.4cm" svg:x="1.1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3cm" svg:height="4.2cm" svg:x="1.3cm" svg:y="3.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7cm" svg:height="2.6cm" svg:x="5.5cm" svg:y="0.7cm">
          <draw:text-box>
            <text:p><text:span text:style-name="T1">行 </text:span><text:span text:style-name="T2">ベクトル</text:span></text:p>
          </draw:text-box>
        </draw:frame>
        <draw:frame draw:style-name="gr3" draw:layer="layout" svg:width="5.6cm" svg:height="2.6cm" svg:x="5.4cm" svg:y="4.7cm">
          <draw:text-box>
            <text:p><text:span text:style-name="T1">列 </text:span><text:span text:style-name="T2">ベクトル</text:span></text:p>
          </draw:text-box>
        </draw:frame>
        <draw:frame draw:style-name="gr4" draw:text-style-name="P2" draw:layer="layout" svg:width="4.3cm" svg:height="1.4cm" svg:x="0.5cm" svg:y="1.5cm">
          <draw:text-box>
            <text:p text:style-name="P2"><text:span text:style-name="T2">(2, -1, 4)</text:span></text:p>
          </draw:text-box>
        </draw:frame>
        <draw:frame draw:style-name="gr4" draw:text-style-name="P3" draw:layer="layout" svg:width="1.6cm" svg:height="3.435cm" svg:x="1.5cm" svg:y="4cm">
          <draw:text-box>
            <text:p text:style-name="P3"><text:span text:style-name="T2">2</text:span></text:p>
            <text:p text:style-name="P3"><text:span text:style-name="T2">-1</text:span></text:p>
            <text:p text:style-name="P3"><text:span text:style-name="T2">4</text:span></text:p>
          </draw:text-box>
        </draw:frame>
        <draw:custom-shape draw:style-name="gr5" draw:text-style-name="P1" draw:layer="layout" svg:width="1cm" svg:height="2.9cm" svg:x="6.6cm" svg:y="4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4cm" svg:height="1.2cm" svg:x="6.4cm" svg:y="0.8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827cm" svg:height="1.281cm" draw:transform="rotate (2.97648450635113) translate (6.08925929120394cm 1.96476035989418cm)" svg:viewBox="0 0 2828 1282" svg:d="M0 1282c1825 0 2828-1282 2828-1282">
          <text:p/>
        </draw:path>
        <draw:path draw:style-name="gr6" draw:text-style-name="P1" draw:layer="layout" svg:width="2.827cm" svg:height="1.281cm" draw:transform="rotate (2.97648450635113) translate (6.09925929120394cm 5.53776035989418cm)" svg:viewBox="0 0 2828 1282" svg:d="M0 1282c1825 0 2828-1282 2828-128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1.5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7T22:31:07.372385295</meta:creation-date>
    <dc:date>2016-03-17T22:45:03.564548915</dc:date>
    <meta:editing-duration>PT3M44S</meta:editing-duration>
    <meta:editing-cycles>2</meta:editing-cycles>
    <meta:generator>LibreOffice/4.2.8.2$Linux_X86_64 LibreOffice_project/420m0$Build-2</meta:generator>
    <meta:document-statistic meta:object-count="10"/>
  </office:meta>
</office:document-meta>
</file>